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5.9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2.2335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9898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2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rr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Error Index</text:p>
          </table:table-cell>
          <table:table-cell office:value-type="string" calcext:value-type="string">
            <text:p>Subsystem Index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Error Messag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DEC2HEX(BITLSHIFT([.C2];8)+[.B2];4)" office:value-type="string" office:string-value="0101" calcext:value-type="string">
            <text:p>0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ervoir</text:p>
          </table:table-cell>
          <table:table-cell office:value-type="string" calcext:value-type="string">
            <text:p>VL53L0X No Connect!</text:p>
          </table:table-cell>
          <table:table-cell table:formula="of:=SUBSTITUTE(COM.MICROSOFT.CONCAT(&quot;#define &quot;;UPPER([.D2]);&quot;_&quot;;UPPER(SUBSTITUTE(SUBSTITUTE(SUBSTITUTE([.E2];[.D2];&quot;&quot;);&quot; &quot;;&quot;_&quot;);&quot;!&quot;;&quot;&quot;));&quot; 0x&quot;;[.A2];&quot; //&quot;;[.E2]);&quot;__&quot;;&quot;_&quot;)" office:value-type="string" office:string-value="#define RESERVOIR_VL53L0X_NO_CONNECT 0x0101 //VL53L0X No Connect!" calcext:value-type="string">
            <text:p>#define RESERVOIR_VL53L0X_NO_CONNECT 0x0101 //VL53L0X No Connect!</text:p>
          </table:table-cell>
        </table:table-row>
        <table:table-row table:style-name="ro1">
          <table:table-cell table:formula="of:=DEC2HEX(BITLSHIFT([.C3];8)+[.B3];4)" office:value-type="string" office:string-value="0102" calcext:value-type="string">
            <text:p>01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oir</text:p>
          </table:table-cell>
          <table:table-cell office:value-type="string" calcext:value-type="string">
            <text:p>No Reservoir DS18B20 Address!</text:p>
          </table:table-cell>
          <table:table-cell table:formula="of:=SUBSTITUTE(COM.MICROSOFT.CONCAT(&quot;#define &quot;;UPPER([.D3]);&quot;_&quot;;UPPER(SUBSTITUTE(SUBSTITUTE(SUBSTITUTE([.E3];[.D3];&quot;&quot;);&quot; &quot;;&quot;_&quot;);&quot;!&quot;;&quot;&quot;));&quot; 0x&quot;;[.A3];&quot; //&quot;;[.E3]);&quot;__&quot;;&quot;_&quot;)" office:value-type="string" office:string-value="#define RESERVOIR_NO_DS18B20_ADDRESS 0x0102 //No Reservoir DS18B20 Address!" calcext:value-type="string">
            <text:p>#define RESERVOIR_NO_DS18B20_ADDRESS 0x0102 //No Reservoir DS18B20 Address!</text:p>
          </table:table-cell>
        </table:table-row>
        <table:table-row table:style-name="ro1">
          <table:table-cell table:formula="of:=DEC2HEX(BITLSHIFT([.C4];8)+[.B4];4)" office:value-type="string" office:string-value="0103" calcext:value-type="string">
            <text:p>01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oir</text:p>
          </table:table-cell>
          <table:table-cell office:value-type="string" calcext:value-type="string">
            <text:p>No Reservoir DS18B20 Read!</text:p>
          </table:table-cell>
          <table:table-cell table:formula="of:=SUBSTITUTE(COM.MICROSOFT.CONCAT(&quot;#define &quot;;UPPER([.D4]);&quot;_&quot;;UPPER(SUBSTITUTE(SUBSTITUTE(SUBSTITUTE([.E4];[.D4];&quot;&quot;);&quot; &quot;;&quot;_&quot;);&quot;!&quot;;&quot;&quot;));&quot; 0x&quot;;[.A4];&quot; //&quot;;[.E4]);&quot;__&quot;;&quot;_&quot;)" office:value-type="string" office:string-value="#define RESERVOIR_NO_DS18B20_READ 0x0103 //No Reservoir DS18B20 Read!" calcext:value-type="string">
            <text:p>#define RESERVOIR_NO_DS18B20_READ 0x0103 //No Reservoir DS18B20 Read!</text:p>
          </table:table-cell>
        </table:table-row>
        <table:table-row table:style-name="ro1">
          <table:table-cell table:formula="of:=DEC2HEX(BITLSHIFT([.C5];8)+[.B5];4)" office:value-type="string" office:string-value="0104" calcext:value-type="string">
            <text:p>01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oir</text:p>
          </table:table-cell>
          <table:table-cell office:value-type="string" calcext:value-type="string">
            <text:p>Reservoir Open Loop!</text:p>
          </table:table-cell>
          <table:table-cell table:formula="of:=SUBSTITUTE(COM.MICROSOFT.CONCAT(&quot;#define &quot;;UPPER([.D5]);&quot;_&quot;;UPPER(SUBSTITUTE(SUBSTITUTE(SUBSTITUTE([.E5];[.D5];&quot;&quot;);&quot; &quot;;&quot;_&quot;);&quot;!&quot;;&quot;&quot;));&quot; 0x&quot;;[.A5];&quot; //&quot;;[.E5]);&quot;__&quot;;&quot;_&quot;)" office:value-type="string" office:string-value="#define RESERVOIR_OPEN_LOOP 0x0104 //Reservoir Open Loop!" calcext:value-type="string">
            <text:p>#define RESERVOIR_OPEN_LOOP 0x0104 //Reservoir Open Loop!</text:p>
          </table:table-cell>
        </table:table-row>
        <table:table-row table:style-name="ro1">
          <table:table-cell table:formula="of:=DEC2HEX(BITLSHIFT([.C6];8)+[.B6];4)" office:value-type="string" office:string-value="0105" calcext:value-type="string">
            <text:p>01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oir</text:p>
          </table:table-cell>
          <table:table-cell office:value-type="string" calcext:value-type="string">
            <text:p>Reservoir Level Low!</text:p>
          </table:table-cell>
          <table:table-cell table:formula="of:=SUBSTITUTE(COM.MICROSOFT.CONCAT(&quot;#define &quot;;UPPER([.D6]);&quot;_&quot;;UPPER(SUBSTITUTE(SUBSTITUTE(SUBSTITUTE([.E6];[.D6];&quot;&quot;);&quot; &quot;;&quot;_&quot;);&quot;!&quot;;&quot;&quot;));&quot; 0x&quot;;[.A6];&quot; //&quot;;[.E6]);&quot;__&quot;;&quot;_&quot;)" office:value-type="string" office:string-value="#define RESERVOIR_LEVEL_LOW 0x0105 //Reservoir Level Low!" calcext:value-type="string">
            <text:p>#define RESERVOIR_LEVEL_LOW 0x0105 //Reservoir Level Low!</text:p>
          </table:table-cell>
        </table:table-row>
        <table:table-row table:style-name="ro1">
          <table:table-cell table:formula="of:=DEC2HEX(BITLSHIFT([.C7];8)+[.B7];4)" office:value-type="string" office:string-value="0106" calcext:value-type="string">
            <text:p>01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oir</text:p>
          </table:table-cell>
          <table:table-cell office:value-type="string" calcext:value-type="string">
            <text:p>Pump On With No Flow!</text:p>
          </table:table-cell>
          <table:table-cell table:formula="of:=SUBSTITUTE(COM.MICROSOFT.CONCAT(&quot;#define &quot;;UPPER([.D7]);&quot;_&quot;;UPPER(SUBSTITUTE(SUBSTITUTE(SUBSTITUTE([.E7];[.D7];&quot;&quot;);&quot; &quot;;&quot;_&quot;);&quot;!&quot;;&quot;&quot;));&quot; 0x&quot;;[.A7];&quot; //&quot;;[.E7]);&quot;__&quot;;&quot;_&quot;)" office:value-type="string" office:string-value="#define RESERVOIR_PUMP_ON_WITH_NO_FLOW 0x0106 //Pump On With No Flow!" calcext:value-type="string">
            <text:p>#define RESERVOIR_PUMP_ON_WITH_NO_FLOW 0x0106 //Pump On With No Flow!</text:p>
          </table:table-cell>
        </table:table-row>
        <table:table-row table:style-name="ro1">
          <table:table-cell table:formula="of:=DEC2HEX(BITLSHIFT([.C8];8)+[.B8];4)" office:value-type="string" office:string-value="0107" calcext:value-type="string">
            <text:p>01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oir</text:p>
          </table:table-cell>
          <table:table-cell office:value-type="string" calcext:value-type="string">
            <text:p>Reservoir Temp Too High!</text:p>
          </table:table-cell>
          <table:table-cell table:formula="of:=SUBSTITUTE(COM.MICROSOFT.CONCAT(&quot;#define &quot;;UPPER([.D8]);&quot;_&quot;;UPPER(SUBSTITUTE(SUBSTITUTE(SUBSTITUTE([.E8];[.D8];&quot;&quot;);&quot; &quot;;&quot;_&quot;);&quot;!&quot;;&quot;&quot;));&quot; 0x&quot;;[.A8];&quot; //&quot;;[.E8]);&quot;__&quot;;&quot;_&quot;)" office:value-type="string" office:string-value="#define RESERVOIR_TEMP_TOO_HIGH 0x0107 //Reservoir Temp Too High!" calcext:value-type="string">
            <text:p>#define RESERVOIR_TEMP_TOO_HIGH 0x0107 //Reservoir Temp Too High!</text:p>
          </table:table-cell>
        </table:table-row>
        <table:table-row table:style-name="ro1">
          <table:table-cell table:formula="of:=DEC2HEX(BITLSHIFT([.C8];8)+[.B8];4)" office:value-type="string" office:string-value="0107" calcext:value-type="string">
            <text:p>01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oir</text:p>
          </table:table-cell>
          <table:table-cell office:value-type="string" calcext:value-type="string">
            <text:p>Reservoir Temp Too Low!</text:p>
          </table:table-cell>
          <table:table-cell table:formula="of:=SUBSTITUTE(COM.MICROSOFT.CONCAT(&quot;#define &quot;;UPPER([.D9]);&quot;_&quot;;UPPER(SUBSTITUTE(SUBSTITUTE(SUBSTITUTE([.E9];[.D9];&quot;&quot;);&quot; &quot;;&quot;_&quot;);&quot;!&quot;;&quot;&quot;));&quot; 0x&quot;;[.A9];&quot; //&quot;;[.E9]);&quot;__&quot;;&quot;_&quot;)" office:value-type="string" office:string-value="#define RESERVOIR_TEMP_TOO_LOW 0x0107 //Reservoir Temp Too Low!" calcext:value-type="string">
            <text:p>#define RESERVOIR_TEMP_TOO_LOW 0x0107 //Reservoir Temp Too Low!</text:p>
          </table:table-cell>
        </table:table-row>
        <table:table-row table:style-name="ro1">
          <table:table-cell table:formula="of:=DEC2HEX(BITLSHIFT([.C10];8)+[.B10];4)" office:value-type="string" office:string-value="0201" calcext:value-type="string">
            <text:p>0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ME280 No Connect!</text:p>
          </table:table-cell>
          <table:table-cell table:formula="of:=SUBSTITUTE(COM.MICROSOFT.CONCAT(&quot;#define &quot;;UPPER([.D10]);&quot;_&quot;;UPPER(SUBSTITUTE(SUBSTITUTE(SUBSTITUTE([.E10];[.D10];&quot;&quot;);&quot; &quot;;&quot;_&quot;);&quot;!&quot;;&quot;&quot;));&quot; 0x&quot;;[.A10];&quot; //&quot;;[.E10]);&quot;__&quot;;&quot;_&quot;)" office:value-type="string" office:string-value="#define CASE_BME280_NO_CONNECT 0x0201 //BME280 No Connect!" calcext:value-type="string">
            <text:p>#define CASE_BME280_NO_CONNECT 0x0201 //BME280 No Connect!</text:p>
          </table:table-cell>
        </table:table-row>
        <table:table-row table:style-name="ro1">
          <table:table-cell table:formula="of:=DEC2HEX(BITLSHIFT([.C11];8)+[.B11];4)" office:value-type="string" office:string-value="0202" calcext:value-type="string">
            <text:p>02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No Outside DS18B20 Address!</text:p>
          </table:table-cell>
          <table:table-cell table:formula="of:=SUBSTITUTE(COM.MICROSOFT.CONCAT(&quot;#define &quot;;UPPER([.D11]);&quot;_&quot;;UPPER(SUBSTITUTE(SUBSTITUTE(SUBSTITUTE([.E11];[.D11];&quot;&quot;);&quot; &quot;;&quot;_&quot;);&quot;!&quot;;&quot;&quot;));&quot; 0x&quot;;[.A11];&quot; //&quot;;[.E11]);&quot;__&quot;;&quot;_&quot;)" office:value-type="string" office:string-value="#define CASE_NO_OUTSIDE_DS18B20_ADDRESS 0x0202 //No Outside DS18B20 Address!" calcext:value-type="string">
            <text:p>#define CASE_NO_OUTSIDE_DS18B20_ADDRESS 0x0202 //No Outside DS18B20 Address!</text:p>
          </table:table-cell>
        </table:table-row>
        <table:table-row table:style-name="ro1">
          <table:table-cell table:formula="of:=DEC2HEX(BITLSHIFT([.C12];8)+[.B12];4)" office:value-type="string" office:string-value="0203" calcext:value-type="string">
            <text:p>02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No Outside DS18B20 Read!</text:p>
          </table:table-cell>
          <table:table-cell table:formula="of:=SUBSTITUTE(COM.MICROSOFT.CONCAT(&quot;#define &quot;;UPPER([.D12]);&quot;_&quot;;UPPER(SUBSTITUTE(SUBSTITUTE(SUBSTITUTE([.E12];[.D12];&quot;&quot;);&quot; &quot;;&quot;_&quot;);&quot;!&quot;;&quot;&quot;));&quot; 0x&quot;;[.A12];&quot; //&quot;;[.E12]);&quot;__&quot;;&quot;_&quot;)" office:value-type="string" office:string-value="#define CASE_NO_OUTSIDE_DS18B20_READ 0x0203 //No Outside DS18B20 Read!" calcext:value-type="string">
            <text:p>#define CASE_NO_OUTSIDE_DS18B20_READ 0x0203 //No Outside DS18B20 Read!</text:p>
          </table:table-cell>
        </table:table-row>
        <table:table-row table:style-name="ro1">
          <table:table-cell table:formula="of:=DEC2HEX(BITLSHIFT([.C13];8)+[.B13];4)" office:value-type="string" office:string-value="0204" calcext:value-type="string">
            <text:p>02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isplay No Connect!</text:p>
          </table:table-cell>
          <table:table-cell table:formula="of:=SUBSTITUTE(COM.MICROSOFT.CONCAT(&quot;#define &quot;;UPPER([.D13]);&quot;_&quot;;UPPER(SUBSTITUTE(SUBSTITUTE(SUBSTITUTE([.E13];[.D13];&quot;&quot;);&quot; &quot;;&quot;_&quot;);&quot;!&quot;;&quot;&quot;));&quot; 0x&quot;;[.A13];&quot; //&quot;;[.E13]);&quot;__&quot;;&quot;_&quot;)" office:value-type="string" office:string-value="#define CASE_DISPLAY_NO_CONNECT 0x0204 //Display No Connect!" calcext:value-type="string">
            <text:p>#define CASE_DISPLAY_NO_CONNECT 0x0204 //Display No Connect!</text:p>
          </table:table-cell>
        </table:table-row>
        <table:table-row table:style-name="ro1">
          <table:table-cell table:formula="of:=DEC2HEX(BITLSHIFT([.C14];8)+[.B14];4)" office:value-type="string" office:string-value="0205" calcext:value-type="string">
            <text:p>02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Outside Temp Too High!</text:p>
          </table:table-cell>
          <table:table-cell table:formula="of:=SUBSTITUTE(COM.MICROSOFT.CONCAT(&quot;#define &quot;;UPPER([.D14]);&quot;_&quot;;UPPER(SUBSTITUTE(SUBSTITUTE(SUBSTITUTE([.E14];[.D14];&quot;&quot;);&quot; &quot;;&quot;_&quot;);&quot;!&quot;;&quot;&quot;));&quot; 0x&quot;;[.A14];&quot; //&quot;;[.E14]);&quot;__&quot;;&quot;_&quot;)" office:value-type="string" office:string-value="#define CASE_OUTSIDE_TEMP_TOO_HIGH 0x0205 //Outside Temp Too High!" calcext:value-type="string">
            <text:p>#define CASE_OUTSIDE_TEMP_TOO_HIGH 0x0205 //Outside Temp Too High!</text:p>
          </table:table-cell>
        </table:table-row>
        <table:table-row table:style-name="ro1">
          <table:table-cell table:formula="of:=DEC2HEX(BITLSHIFT([.C15];8)+[.B15];4)" office:value-type="string" office:string-value="0206" calcext:value-type="string">
            <text:p>02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Outside Temp Too Low!</text:p>
          </table:table-cell>
          <table:table-cell table:formula="of:=SUBSTITUTE(COM.MICROSOFT.CONCAT(&quot;#define &quot;;UPPER([.D15]);&quot;_&quot;;UPPER(SUBSTITUTE(SUBSTITUTE(SUBSTITUTE([.E15];[.D15];&quot;&quot;);&quot; &quot;;&quot;_&quot;);&quot;!&quot;;&quot;&quot;));&quot; 0x&quot;;[.A15];&quot; //&quot;;[.E15]);&quot;__&quot;;&quot;_&quot;)" office:value-type="string" office:string-value="#define CASE_OUTSIDE_TEMP_TOO_LOW 0x0206 //Outside Temp Too Low!" calcext:value-type="string">
            <text:p>#define CASE_OUTSIDE_TEMP_TOO_LOW 0x0206 //Outside Temp Too Low!</text:p>
          </table:table-cell>
        </table:table-row>
        <table:table-row table:style-name="ro1">
          <table:table-cell table:formula="of:=DEC2HEX(BITLSHIFT([.C16];8)+[.B16];4)" office:value-type="string" office:string-value="0207" calcext:value-type="string">
            <text:p>02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Temp Too High!</text:p>
          </table:table-cell>
          <table:table-cell table:formula="of:=SUBSTITUTE(COM.MICROSOFT.CONCAT(&quot;#define &quot;;UPPER([.D16]);&quot;_&quot;;UPPER(SUBSTITUTE(SUBSTITUTE(SUBSTITUTE([.E16];[.D16];&quot;&quot;);&quot; &quot;;&quot;_&quot;);&quot;!&quot;;&quot;&quot;));&quot; 0x&quot;;[.A16];&quot; //&quot;;[.E16]);&quot;__&quot;;&quot;_&quot;)" office:value-type="string" office:string-value="#define CASE_TEMP_TOO_HIGH 0x0207 //Case Temp Too High!" calcext:value-type="string">
            <text:p>#define CASE_TEMP_TOO_HIGH 0x0207 //Case Temp Too High!</text:p>
          </table:table-cell>
        </table:table-row>
        <table:table-row table:style-name="ro1">
          <table:table-cell table:formula="of:=DEC2HEX(BITLSHIFT([.C17];8)+[.B17];4)" office:value-type="string" office:string-value="0208" calcext:value-type="string">
            <text:p>02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Temp Too Low!</text:p>
          </table:table-cell>
          <table:table-cell table:formula="of:=SUBSTITUTE(COM.MICROSOFT.CONCAT(&quot;#define &quot;;UPPER([.D17]);&quot;_&quot;;UPPER(SUBSTITUTE(SUBSTITUTE(SUBSTITUTE([.E17];[.D17];&quot;&quot;);&quot; &quot;;&quot;_&quot;);&quot;!&quot;;&quot;&quot;));&quot; 0x&quot;;[.A17];&quot; //&quot;;[.E17]);&quot;__&quot;;&quot;_&quot;)" office:value-type="string" office:string-value="#define CASE_TEMP_TOO_LOW 0x0208 //Case Temp Too Low!" calcext:value-type="string">
            <text:p>#define CASE_TEMP_TOO_LOW 0x0208 //Case Temp Too Low!</text:p>
          </table:table-cell>
        </table:table-row>
        <table:table-row table:style-name="ro1">
          <table:table-cell table:formula="of:=DEC2HEX(BITLSHIFT([.C18];8)+[.B18];4)" office:value-type="string" office:string-value="0209" calcext:value-type="string">
            <text:p>02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Humidity Too High!</text:p>
          </table:table-cell>
          <table:table-cell table:formula="of:=SUBSTITUTE(COM.MICROSOFT.CONCAT(&quot;#define &quot;;UPPER([.D18]);&quot;_&quot;;UPPER(SUBSTITUTE(SUBSTITUTE(SUBSTITUTE([.E18];[.D18];&quot;&quot;);&quot; &quot;;&quot;_&quot;);&quot;!&quot;;&quot;&quot;));&quot; 0x&quot;;[.A18];&quot; //&quot;;[.E18]);&quot;__&quot;;&quot;_&quot;)" office:value-type="string" office:string-value="#define CASE_HUMIDITY_TOO_HIGH 0x0209 //Case Humidity Too High!" calcext:value-type="string">
            <text:p>#define CASE_HUMIDITY_TOO_HIGH 0x0209 //Case Humidity Too High!</text:p>
          </table:table-cell>
        </table:table-row>
        <table:table-row table:style-name="ro1">
          <table:table-cell table:formula="of:=DEC2HEX(BITLSHIFT([.C19];8)+[.B19];4)" office:value-type="string" office:string-value="020A" calcext:value-type="string">
            <text:p>020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op Fan Low RPM!</text:p>
          </table:table-cell>
          <table:table-cell table:formula="of:=SUBSTITUTE(COM.MICROSOFT.CONCAT(&quot;#define &quot;;UPPER([.D19]);&quot;_&quot;;UPPER(SUBSTITUTE(SUBSTITUTE(SUBSTITUTE([.E19];[.D19];&quot;&quot;);&quot; &quot;;&quot;_&quot;);&quot;!&quot;;&quot;&quot;));&quot; 0x&quot;;[.A19];&quot; //&quot;;[.E19]);&quot;__&quot;;&quot;_&quot;)" office:value-type="string" office:string-value="#define CASE_TOP_FAN_LOW_RPM 0x020A //Top Fan Low RPM!" calcext:value-type="string">
            <text:p>#define CASE_TOP_FAN_LOW_RPM 0x020A //Top Fan Low RPM!</text:p>
          </table:table-cell>
        </table:table-row>
        <table:table-row table:style-name="ro1">
          <table:table-cell table:formula="of:=DEC2HEX(BITLSHIFT([.C20];8)+[.B20];4)" office:value-type="string" office:string-value="020B" calcext:value-type="string">
            <text:p>020B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ottom Fan Low RPM!</text:p>
          </table:table-cell>
          <table:table-cell table:formula="of:=SUBSTITUTE(COM.MICROSOFT.CONCAT(&quot;#define &quot;;UPPER([.D20]);&quot;_&quot;;UPPER(SUBSTITUTE(SUBSTITUTE(SUBSTITUTE([.E20];[.D20];&quot;&quot;);&quot; &quot;;&quot;_&quot;);&quot;!&quot;;&quot;&quot;));&quot; 0x&quot;;[.A20];&quot; //&quot;;[.E20]);&quot;__&quot;;&quot;_&quot;)" office:value-type="string" office:string-value="#define CASE_BOTTOM_FAN_LOW_RPM 0x020B //Bottom Fan Low RPM!" calcext:value-type="string">
            <text:p>#define CASE_BOTTOM_FAN_LOW_RPM 0x020B //Bottom Fan Low RPM!</text:p>
          </table:table-cell>
        </table:table-row>
        <table:table-row table:style-name="ro1">
          <table:table-cell table:formula="of:=DEC2HEX(BITLSHIFT([.C21];8)+[.B21];4)" office:value-type="string" office:string-value="020C" calcext:value-type="string">
            <text:p>020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Filters Clogged!</text:p>
          </table:table-cell>
          <table:table-cell table:formula="of:=SUBSTITUTE(COM.MICROSOFT.CONCAT(&quot;#define &quot;;UPPER([.D21]);&quot;_&quot;;UPPER(SUBSTITUTE(SUBSTITUTE(SUBSTITUTE([.E21];[.D21];&quot;&quot;);&quot; &quot;;&quot;_&quot;);&quot;!&quot;;&quot;&quot;));&quot; 0x&quot;;[.A21];&quot; //&quot;;[.E21]);&quot;__&quot;;&quot;_&quot;)" office:value-type="string" office:string-value="#define CASE_FILTERS_CLOGGED 0x020C //Filters Clogged!" calcext:value-type="string">
            <text:p>#define CASE_FILTERS_CLOGGED 0x020C //Filters Clogged!</text:p>
          </table:table-cell>
        </table:table-row>
      </table:table>
      <table:table table:name="PID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Alarm Low</text:p>
          </table:table-cell>
          <table:table-cell office:value-type="string" calcext:value-type="string">
            <text:p>Alarm 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igitalRead(ALARMS_RLY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error_cod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rror Co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top_fan_reading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op Fan Tachome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bottom_fan_reading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Bottom Fan Tachome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fan_pwm_level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n PW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reservoir_temp_reading</text:p>
          </table:table-cell>
          <table:table-cell office:value-type="string" calcext:value-type="string">
            <text:p>°C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ervoir Temperatu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outside_temp_reading</text:p>
          </table:table-cell>
          <table:table-cell office:value-type="string" calcext:value-type="string">
            <text:p>°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utside Temperat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case_temperature_reading</text:p>
          </table:table-cell>
          <table:table-cell office:value-type="string" calcext:value-type="string">
            <text:p>°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se Temperat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case_humidity_reading</text:p>
          </table:table-cell>
          <table:table-cell office:value-type="string" calcext:value-type="string">
            <text:p>%RH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se Humid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filterRA.getAverage()</text:p>
          </table:table-cell>
          <table:table-cell office:value-type="string" calcext:value-type="string">
            <text:p>AD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Filter Delta 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reservoir_volume</text:p>
          </table:table-cell>
          <table:table-cell office:value-type="string" calcext:value-type="string">
            <text:p>mL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Reservoir Lev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igitalRead(FLOW_SW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 NOT Detect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igitalRead(PUMP_RLY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 Relay Sta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igitalRead(VALVE_RLY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ve Relay Sta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igitalRead(COMPRESSOR_RLY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ressor Sta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reservoir_setpoint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ervoir Temp Setpoi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ervoir Temp Hysteres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last_compressor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st Compressor Tim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compressor_lockout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ressor Lockout Ti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last_valve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st Valve Ti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valve_lockout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ve Lockout Tim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Cool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 Coo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reservoir_temp_high_limit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ervoir Temperature High Limi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reservoir_temp_low_limit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ervoir Temperature Low Limi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outside_temp_high_limit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utside Temperature High Lim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outside_temp_low_limit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utside Temperature Low Limi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case_temperature_high_limit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se Temperature High Limi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case_temperature_low_limit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se Temperature Low Limi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case_humidity_high_limit</text:p>
          </table:table-cell>
          <table:table-cell office:value-type="string" calcext:value-type="string">
            <text:p>%R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se Humidity High Limi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filter_high_limit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ilter Delta P High Limi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reservoir_volume_low_limit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Reservoir Level Low Limit</text:p>
          </table:table-cell>
        </table:table-row>
      </table:table>
      <table:named-expressions/>
      <table:database-ranges>
        <table:database-range table:name="__Anonymous_Sheet_DB__0" table:target-range-address="errors.A1:errors.E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IDs.A1:PIDs.J2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7:50:03.764000000</meta:creation-date>
    <dc:date>2023-10-04T20:45:05.301000000</dc:date>
    <meta:editing-duration>PT2H54M57S</meta:editing-duration>
    <meta:editing-cycles>10</meta:editing-cycles>
    <meta:generator>LibreOffice/7.6.2.1$Windows_X86_64 LibreOffice_project/56f7684011345957bbf33a7ee678afaf4d2ba333</meta:generator>
    <meta:document-statistic meta:table-count="2" meta:cell-count="387" meta:object-count="0"/>
  </office:meta>
</office:document-meta>
</file>